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楷体_GB2312" svg:font-family="楷体_GB2312" style:font-adornments="Regular" style:font-family-generic="modern" style:font-pitch="fixed"/>
    <style:font-face style:name="SimSun" svg:font-family="SimSun" style:font-adornments="Regular" style:font-pitch="variable"/>
    <style:font-face style:name="宋体4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3" svg:font-family="宋体" style:font-adornments="粗体" style:font-pitch="variable"/>
    <style:font-face style:name="Book Antiqua" svg:font-family="'Book Antiqua'" style:font-adornments="Normal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Book Antiqua2" svg:font-family="'Book Antiqua'" style:font-adornments="粗体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WTC_5f_Header_5f_L">
      <style:text-properties style:language-asian="zh" style:country-asian="CN"/>
    </style:style>
    <style:style style:name="P2" style:family="paragraph" style:parent-style-name="WTC_5f_Body">
      <style:text-properties fo:language="zxx" fo:country="none"/>
    </style:style>
    <style:style style:name="P3" style:family="paragraph" style:parent-style-name="WTC_5f_Body">
      <style:text-properties officeooo:paragraph-rsid="001ff327"/>
    </style:style>
    <style:style style:name="P4" style:family="paragraph" style:parent-style-name="WTC_5f_Body">
      <style:text-properties officeooo:paragraph-rsid="002933ab"/>
    </style:style>
    <style:style style:name="P5" style:family="paragraph" style:parent-style-name="WTC_5f_Body">
      <style:text-properties officeooo:paragraph-rsid="002cf526"/>
    </style:style>
    <style:style style:name="P6" style:family="paragraph" style:parent-style-name="WTC_5f_Title_5f_2">
      <style:text-properties fo:language="zxx" fo:country="none"/>
    </style:style>
    <style:style style:name="P7" style:family="paragraph" style:parent-style-name="WTC_5f_Code">
      <style:text-properties fo:language="zxx" fo:country="none"/>
    </style:style>
    <style:style style:name="P8" style:family="paragraph" style:parent-style-name="WTC_5f_Code">
      <style:text-properties officeooo:paragraph-rsid="002740b1"/>
    </style:style>
    <style:style style:name="P9" style:family="paragraph" style:parent-style-name="Preformatted_20_Text">
      <style:text-properties fo:language="zxx" fo:country="none"/>
    </style:style>
    <style:style style:name="P10" style:family="paragraph" style:parent-style-name="WTC_5f_Body">
      <style:text-properties fo:language="zxx" fo:country="none" officeooo:rsid="002933ab" officeooo:paragraph-rsid="002a63b6"/>
    </style:style>
    <style:style style:name="P11" style:family="paragraph" style:parent-style-name="WTC_5f_Body">
      <style:text-properties fo:language="zxx" fo:country="none" officeooo:rsid="002933ab" officeooo:paragraph-rsid="002933ab"/>
    </style:style>
    <style:style style:name="P12" style:family="paragraph" style:parent-style-name="WTC_5f_Body">
      <style:text-properties fo:language="zxx" fo:country="none" officeooo:rsid="00319ab2"/>
    </style:style>
    <style:style style:name="P13" style:family="paragraph" style:parent-style-name="WTC_5f_Body">
      <style:text-properties fo:language="zxx" fo:country="none" officeooo:paragraph-rsid="00327dc7"/>
    </style:style>
    <style:style style:name="P14" style:family="paragraph" style:parent-style-name="WTC_5f_Body">
      <style:text-properties officeooo:paragraph-rsid="00327dc7"/>
    </style:style>
    <style:style style:name="P15" style:family="paragraph" style:parent-style-name="WTC_5f_Body">
      <style:text-properties officeooo:paragraph-rsid="00332277"/>
    </style:style>
    <style:style style:name="P16" style:family="paragraph" style:parent-style-name="WTC_5f_Body">
      <style:text-properties officeooo:paragraph-rsid="0034d4d8"/>
    </style:style>
    <style:style style:name="P17" style:family="paragraph" style:parent-style-name="WTC_5f_Title_5f_2">
      <style:text-properties officeooo:rsid="0025d4f9"/>
    </style:style>
    <style:style style:name="P18" style:family="paragraph" style:parent-style-name="WTC_5f_Body_5f_List_5f__2a_">
      <style:text-properties officeooo:rsid="0025d4f9" officeooo:paragraph-rsid="0025d4f9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officeooo:rsid="002740b1"/>
    </style:style>
    <style:style style:name="T3" style:family="text">
      <style:text-properties fo:language="zxx" fo:country="none" officeooo:rsid="002933ab"/>
    </style:style>
    <style:style style:name="T4" style:family="text">
      <style:text-properties fo:language="zxx" fo:country="none" officeooo:rsid="0029ded9"/>
    </style:style>
    <style:style style:name="T5" style:family="text">
      <style:text-properties fo:language="zxx" fo:country="none" officeooo:rsid="0029f48f"/>
    </style:style>
    <style:style style:name="T6" style:family="text">
      <style:text-properties fo:language="zxx" fo:country="none" officeooo:rsid="00327dc7"/>
    </style:style>
    <style:style style:name="T7" style:family="text">
      <style:text-properties fo:language="zxx" fo:country="none" officeooo:rsid="0035bad4"/>
    </style:style>
    <style:style style:name="T8" style:family="text">
      <style:text-properties officeooo:rsid="001e3ae8"/>
    </style:style>
    <style:style style:name="T9" style:family="text">
      <style:text-properties officeooo:rsid="001ec41a"/>
    </style:style>
    <style:style style:name="T10" style:family="text">
      <style:text-properties officeooo:rsid="001ff327"/>
    </style:style>
    <style:style style:name="T11" style:family="text">
      <style:text-properties officeooo:rsid="0021931a"/>
    </style:style>
    <style:style style:name="T12" style:family="text">
      <style:text-properties officeooo:rsid="00238ea5"/>
    </style:style>
    <style:style style:name="T13" style:family="text">
      <style:text-properties officeooo:rsid="00241f42"/>
    </style:style>
    <style:style style:name="T14" style:family="text">
      <style:text-properties officeooo:rsid="002740b1"/>
    </style:style>
    <style:style style:name="T15" style:family="text">
      <style:text-properties officeooo:rsid="002933ab"/>
    </style:style>
    <style:style style:name="T16" style:family="text">
      <style:text-properties officeooo:rsid="002cf526"/>
    </style:style>
    <style:style style:name="T17" style:family="text">
      <style:text-properties officeooo:rsid="00327dc7"/>
    </style:style>
    <style:style style:name="T18" style:family="text">
      <style:text-properties officeooo:rsid="00319ab2"/>
    </style:style>
    <style:style style:name="T19" style:family="text">
      <style:text-properties officeooo:rsid="00332277"/>
    </style:style>
    <style:style style:name="T20" style:family="text">
      <style:text-properties officeooo:rsid="00346b3e"/>
    </style:style>
    <style:style style:name="T21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2" style:family="text">
      <style:text-properties fo:font-variant="normal" fo:text-transform="none" fo:color="#000000" fo:letter-spacing="normal" style:font-name-asian="Arial1" style:font-size-asian="9.75pt" style:font-style-asian="normal" style:font-weight-asian="normal"/>
    </style:style>
    <style:style style:name="T23" style:family="text">
      <style:text-properties officeooo:rsid="0034d4d8"/>
    </style:style>
    <style:style style:name="T24" style:family="text">
      <style:text-properties officeooo:rsid="0035437b"/>
    </style:style>
    <style:style style:name="T25" style:family="text">
      <style:text-properties officeooo:rsid="0035b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WTC_5f_Title"><text:span text:style-name="T24">C++实践中的一些观点</text:span></text:p>
      <text:p text:style-name="P2">我在用C++写一个文本编辑器，每天都会遇到很多琐碎的编程问题。下面是一个例子。</text:p>
      <text:p text:style-name="P2">TextBuffer这个类表示一个文本，由多行组成。成员函数DeleteLine从中删除指定的一行。最开始它是这样<text:span text:style-name="T8">定义</text:span>的：</text:p>
      <text:p text:style-name="WTC_5f_Code"><text:span text:style-name="keyword1_5f_cpp">class</text:span> TextBuffer <text:span text:style-name="symbol0_5f_cpp">{</text:span></text:p>
      <text:p text:style-name="WTC_5f_Code"><text:span text:style-name="keyword1_5f_cpp">public</text:span><text:span text:style-name="symbol4_5f_cpp">:</text:span></text:p>
      <text:p text:style-name="WTC_5f_Code"><text:s text:c="2"/><text:span text:style-name="keyword3_5f_cpp">void</text:span> DeleteLine<text:span text:style-name="symbol0_5f_cpp">(</text:span><text:span text:style-name="keyword3_5f_cpp">size_t</text:span> line_nr<text:span text:style-name="symbol0_5f_cpp">)</text:span><text:span text:style-name="symbol4_5f_cpp">;</text:span></text:p>
      <text:p text:style-name="WTC_5f_Code"><text:span text:style-name="symbol0_5f_cpp">}</text:span><text:span text:style-name="symbol4_5f_cpp">;</text:span></text:p>
      <text:p text:style-name="WTC_5f_Body">后来，为了实现undo/redo，有必要把删除的内容保存下来，便<text:span text:style-name="T8">加</text:span>了个输出参数：</text:p>
      <text:p text:style-name="WTC_5f_Code"><text:span text:style-name="keyword3_5f_cpp">void</text:span> DeleteLine<text:span text:style-name="symbol0_5f_cpp">(</text:span><text:span text:style-name="keyword3_5f_cpp">size_t</text:span> line_nr, std<text:span text:style-name="symbol4_5f_cpp">::</text:span><text:span text:style-name="member1_5f_cpp">string</text:span><text:span text:style-name="symbol3_5f_cpp">&amp;</text:span> line<text:span text:style-name="symbol0_5f_cpp">)</text:span><text:span text:style-name="symbol4_5f_cpp">;</text:span></text:p>
      <text:p text:style-name="WTC_5f_Body">再后来，发现不是每一处调用DeleteLine的地方都需要保存删除的内容，于是把输出参数由引用改为指针，且默认为NULL：</text:p>
      <text:p text:style-name="WTC_5f_Code"><text:span text:style-name="keyword3_5f_cpp">void</text:span> DeleteLine<text:span text:style-name="symbol0_5f_cpp">(</text:span><text:span text:style-name="keyword3_5f_cpp">size_t</text:span> line_nr, std<text:span text:style-name="symbol4_5f_cpp">::</text:span><text:span text:style-name="member1_5f_cpp">string</text:span><text:span text:style-name="symbol2_5f_cpp">*</text:span> line <text:span text:style-name="symbol1_5f_cpp">=</text:span> <text:span text:style-name="keyword1_5f_cpp">NULL</text:span><text:span text:style-name="symbol0_5f_cpp">)</text:span><text:span text:style-name="symbol4_5f_cpp">;</text:span></text:p>
      <text:p text:style-name="WTC_5f_Body">实现起来倒也容易：</text:p>
      <text:p text:style-name="WTC_5f_Code"><text:span text:style-name="symbol0_5f_cpp">{</text:span></text:p>
      <text:p text:style-name="WTC_5f_Code"><text:s text:c="2"/><text:span text:style-name="keyword0_5f_cpp">if</text:span> <text:span text:style-name="symbol0_5f_cpp">(</text:span>line <text:span text:style-name="symbol3_5f_cpp">!</text:span><text:span text:style-name="symbol1_5f_cpp">=</text:span> <text:span text:style-name="keyword1_5f_cpp">NULL</text:span><text:span text:style-name="symbol0_5f_cpp">)</text:span> <text:span text:style-name="symbol0_5f_cpp">{</text:span> <text:span text:style-name="comment0_5f_cpp">// 在此需要额外判断一下</text:span></text:p>
      <text:p text:style-name="WTC_5f_Code"><text:s text:c="4"/><text:span text:style-name="comment0_5f_cpp">// *line = …</text:span></text:p>
      <text:p text:style-name="WTC_5f_Code"><text:s text:c="2"/><text:span text:style-name="symbol0_5f_cpp">}</text:span></text:p>
      <text:p text:style-name="WTC_5f_Code"><text:s text:c="2"/><text:span text:style-name="comment0_5f_cpp">// Delete the line.</text:span></text:p>
      <text:p text:style-name="WTC_5f_Code"><text:span text:style-name="symbol0_5f_cpp">}</text:span></text:p>
      <text:p text:style-name="WTC_5f_Body">后来，为了支持删除选中的一段文本，给TextBuffer加了一个函数叫DeleteRange，这个函数比较复杂，大致的实现是这样的：</text:p>
      <text:p text:style-name="WTC_5f_Code"><text:span text:style-name="symbol0_5f_cpp">{</text:span></text:p>
      <text:p text:style-name="WTC_5f_Code"><text:s text:c="2"/><text:span text:style-name="comment0_5f_cpp">// Delete last line.</text:span></text:p>
      <text:p text:style-name="WTC_5f_Code"><text:s text:c="2"/><text:span text:style-name="keyword0_5f_cpp">if</text:span> <text:span text:style-name="symbol0_5f_cpp">(</text:span>text <text:span text:style-name="symbol3_5f_cpp">!</text:span><text:span text:style-name="symbol1_5f_cpp">=</text:span> <text:span text:style-name="keyword1_5f_cpp">NULL</text:span><text:span text:style-name="symbol0_5f_cpp">)</text:span> <text:span text:style-name="symbol0_5f_cpp">{</text:span> <text:span text:style-name="comment0_5f_cpp">// 判断输出参数，同上</text:span></text:p>
      <text:p text:style-name="WTC_5f_Code"><text:s text:c="4"/><text:span text:style-name="comment0_5f_cpp">// ...</text:span></text:p>
      <text:p text:style-name="WTC_5f_Code"><text:s text:c="2"/><text:span text:style-name="symbol0_5f_cpp">}</text:span> <text:span text:style-name="keyword0_5f_cpp">else</text:span> <text:span text:style-name="symbol0_5f_cpp">{</text:span></text:p>
      <text:p text:style-name="WTC_5f_Code"><text:s text:c="4"/><text:span text:style-name="comment0_5f_cpp">// ...</text:span></text:p>
      <text:p text:style-name="WTC_5f_Code"><text:s text:c="2"/><text:span text:style-name="symbol0_5f_cpp">}</text:span></text:p>
      <text:p text:style-name="WTC_5f_Code"/>
      <text:p text:style-name="WTC_5f_Code"><text:s text:c="2"/><text:span text:style-name="comment0_5f_cpp">// Delete middle lines.</text:span></text:p>
      <text:p text:style-name="WTC_5f_Code"><text:s text:c="2"/><text:span text:style-name="keyword0_5f_cpp">for</text:span> <text:span text:style-name="symbol0_5f_cpp">(</text:span><text:span text:style-name="symbol1_5f_cpp">&lt;</text:span>each middle line<text:span text:style-name="symbol1_5f_cpp">&gt;</text:span><text:span text:style-name="symbol0_5f_cpp">)</text:span> <text:span text:style-name="symbol0_5f_cpp">{</text:span></text:p>
      <text:p text:style-name="WTC_5f_Code"><text:s text:c="4"/><text:span text:style-name="keyword0_5f_cpp">if</text:span> <text:span text:style-name="symbol0_5f_cpp">(</text:span>text <text:span text:style-name="symbol3_5f_cpp">!</text:span><text:span text:style-name="symbol1_5f_cpp">=</text:span> <text:span text:style-name="keyword1_5f_cpp">NULL</text:span><text:span text:style-name="symbol0_5f_cpp">)</text:span> <text:span text:style-name="symbol0_5f_cpp">{</text:span></text:p>
      <text:p text:style-name="WTC_5f_Code"><text:s text:c="6"/><text:span text:style-name="comment0_5f_cpp">// ...</text:span></text:p>
      <text:p text:style-name="WTC_5f_Code"><text:s text:c="4"/><text:span text:style-name="symbol0_5f_cpp">}</text:span> <text:span text:style-name="keyword0_5f_cpp">else</text:span> <text:span text:style-name="symbol0_5f_cpp">{</text:span></text:p>
      <text:p text:style-name="WTC_5f_Code"><text:s text:c="6"/><text:span text:style-name="comment0_5f_cpp">// ...</text:span></text:p>
      <text:p text:style-name="WTC_5f_Code"><text:s text:c="4"/><text:span text:style-name="symbol0_5f_cpp">}</text:span></text:p>
      <text:p text:style-name="WTC_5f_Code"><text:s text:c="2"/><text:span text:style-name="symbol0_5f_cpp">}</text:span></text:p>
      <text:p text:style-name="WTC_5f_Code"><text:soft-page-break/></text:p>
      <text:p text:style-name="WTC_5f_Code"><text:s text:c="2"/><text:span text:style-name="comment0_5f_cpp">// Delete first line.</text:span></text:p>
      <text:p text:style-name="WTC_5f_Code"><text:s text:c="2"/><text:span text:style-name="comment0_5f_cpp">// 类似，不再赘述 </text:span></text:p>
      <text:p text:style-name="WTC_5f_Code"><text:span text:style-name="symbol0_5f_cpp">}</text:span></text:p>
      <text:p text:style-name="WTC_5f_Body">有没有发现这些if/else很烦人？</text:p>
      <text:p text:style-name="WTC_5f_Body">是否有其他方法？比如提供重载函数来满足两种需求：</text:p>
      <text:p text:style-name="WTC_5f_Code"><text:span text:style-name="keyword3_5f_cpp">void</text:span> DeleteRange<text:span text:style-name="symbol0_5f_cpp">(</text:span><text:span text:style-name="keyword3_5f_cpp">const</text:span> TextRange<text:span text:style-name="symbol3_5f_cpp">&amp;</text:span> range<text:span text:style-name="symbol0_5f_cpp">)</text:span><text:span text:style-name="symbol4_5f_cpp">;</text:span></text:p>
      <text:p text:style-name="WTC_5f_Code"><text:span text:style-name="keyword3_5f_cpp">void</text:span> DeleteRange<text:span text:style-name="symbol0_5f_cpp">(</text:span><text:span text:style-name="keyword3_5f_cpp">const</text:span> TextRange<text:span text:style-name="symbol3_5f_cpp">&amp;</text:span> range, std<text:span text:style-name="symbol4_5f_cpp">::</text:span><text:span text:style-name="member1_5f_cpp">string</text:span><text:span text:style-name="symbol3_5f_cpp">&amp;</text:span> text<text:span text:style-name="symbol0_5f_cpp">)</text:span><text:span text:style-name="symbol4_5f_cpp">;</text:span></text:p>
      <text:p text:style-name="WTC_5f_Body">这样的问题，似乎永远也没有<text:span text:style-name="T9">确切的答案</text:span>。做一件事有多种方式，这本来应该是件美好的事，对于编程来说却让人十分头痛。而且这绝不只是C++的问题，任何一种语言都有这个问题，只是程度不一而已。</text:p>
      <text:p text:style-name="P2">初学Python的新手，面对“打开并读取文件”这样一个基础的编程问题，是不可能写出安全<text:span text:style-name="T9">、</text:span>正确的代码的。下面这一实现由经验丰富的Python高手<text:span text:style-name="T9">提供</text:span>：</text:p>
      <text:p text:style-name="WTC_5f_Code"><text:span text:style-name="keyword0_5f_python">try</text:span>:</text:p>
      <text:p text:style-name="WTC_5f_Code"><text:s text:c="4"/>fsock = <text:span text:style-name="keyword1_5f_python">open</text:span><text:span text:style-name="symbol0_5f_python">(</text:span>filename, <text:span text:style-name="string_5f_python">"rb"</text:span>, <text:span text:style-name="number_5f_python">0</text:span><text:span text:style-name="symbol0_5f_python">)</text:span></text:p>
      <text:p text:style-name="WTC_5f_Code"><text:s text:c="4"/><text:span text:style-name="keyword0_5f_python">try</text:span>:</text:p>
      <text:p text:style-name="WTC_5f_Code"><text:s text:c="8"/>fsock.<text:span text:style-name="member0_5f_python">seek</text:span><text:span text:style-name="symbol0_5f_python">(</text:span><text:span text:style-name="number_5f_python">-128</text:span>, <text:span text:style-name="number_5f_python">2</text:span><text:span text:style-name="symbol0_5f_python">)</text:span></text:p>
      <text:p text:style-name="WTC_5f_Code"><text:s text:c="8"/>tagdata = fsock.<text:span text:style-name="member0_5f_python">read</text:span><text:span text:style-name="symbol0_5f_python">(</text:span><text:span text:style-name="number_5f_python">128</text:span><text:span text:style-name="symbol0_5f_python">)</text:span></text:p>
      <text:p text:style-name="WTC_5f_Code"><text:s text:c="4"/><text:span text:style-name="keyword0_5f_python">finally</text:span>:</text:p>
      <text:p text:style-name="WTC_5f_Code"><text:s text:c="8"/>fsock.<text:span text:style-name="member0_5f_python">close</text:span><text:span text:style-name="symbol0_5f_python">()</text:span></text:p>
      <text:p text:style-name="WTC_5f_Code"><text:span text:style-name="keyword0_5f_python">except</text:span> <text:span text:style-name="keyword1_5f_python">IOError</text:span>:</text:p>
      <text:p text:style-name="WTC_5f_Code"><text:s text:c="4"/><text:span text:style-name="keyword0_5f_python">pass</text:span> <text:span text:style-name="comment0_5f_python"># 异常处理</text:span></text:p>
      <text:p text:style-name="WTC_5f_Body">你可能注意到里面那个try没有except 与之对应，像这种细微的差别，只有高手才能体会。引入with语句之后的Python，不需要考虑关闭文件，写法更为简洁： </text:p>
      <text:p text:style-name="WTC_5f_Code"><text:span text:style-name="keyword0_5f_python">try</text:span>:</text:p>
      <text:p text:style-name="WTC_5f_Code"><text:s text:c="4"/>with <text:span text:style-name="keyword1_5f_python">open</text:span><text:span text:style-name="symbol0_5f_python">(</text:span>filename, <text:span text:style-name="string_5f_python">"rb"</text:span>, <text:span text:style-name="number_5f_python">0</text:span><text:span text:style-name="symbol0_5f_python">)</text:span> as fsock:</text:p>
      <text:p text:style-name="WTC_5f_Code"><text:s text:c="8"/>fsock.<text:span text:style-name="member0_5f_python">seek</text:span><text:span text:style-name="symbol0_5f_python">(</text:span><text:span text:style-name="number_5f_python">-128</text:span>, <text:span text:style-name="number_5f_python">2</text:span><text:span text:style-name="symbol0_5f_python">)</text:span></text:p>
      <text:p text:style-name="WTC_5f_Code"><text:s text:c="8"/>tagdata = fsock.<text:span text:style-name="member0_5f_python">read</text:span><text:span text:style-name="symbol0_5f_python">(</text:span><text:span text:style-name="number_5f_python">128</text:span><text:span text:style-name="symbol0_5f_python">)</text:span></text:p>
      <text:p text:style-name="WTC_5f_Code"><text:span text:style-name="keyword0_5f_python">except</text:span> <text:span text:style-name="keyword1_5f_python">IOError</text:span>:</text:p>
      <text:p text:style-name="WTC_5f_Code"><text:s text:c="4"/><text:span text:style-name="keyword0_5f_python">pass</text:span> <text:span text:style-name="comment0_5f_python"># 异常处理</text:span></text:p>
      <text:p text:style-name="P2">也就是说，在Python里，就<text:span text:style-name="T9">“</text:span>打开并读取文件<text:span text:style-name="T9">”</text:span>这件事，有三种方式：上面两种及其他。记得Python之禅里有一句名言：做一件事，应该有一种——最好是仅有一种——明显的方式（There should be one - and preferably only one - obvious way to do it）。现在看来，明显的方式不正确，正确的方式不明显。有没有受骗的感觉？其实Python已经做得不错了，想想用Java来操作文件，会是何等恐怖？！</text:p>
      <text:p text:style-name="P2">既然从语言层面无法避免这种问题，想写好代码就没那么轻松了。就C++来说，我习惯于突出它的强项（简洁<text:span text:style-name="T25">、</text:span>灵活、<text:span text:style-name="T25">高效</text:span>，等），<text:span text:style-name="T9">回避</text:span>它的弱项（异常机制、RTTI，等）。<text:span text:style-name="T9">回避</text:span>比较容易做到，只要不用就可以了。怎么突出强项就不太好说了。但是我尝试从以下几个方面各举一<text:soft-page-break/>些例子，希望能够说明一些问题：</text:p>
      <text:list xml:id="list31133093" text:style-name="List_20_1">
        <text:list-item>
          <text:p text:style-name="P18">优化条件语句</text:p>
        </text:list-item>
        <text:list-item>
          <text:p text:style-name="WTC_5f_Body_5f_List_5f__2a_">避免全局<text:span text:style-name="T25">对象</text:span></text:p>
        </text:list-item>
        <text:list-item>
          <text:p text:style-name="WTC_5f_Body_5f_List_5f__2a_">避免不必要的数据结构</text:p>
        </text:list-item>
        <text:list-item>
          <text:p text:style-name="WTC_5f_Body_5f_List_5f__2a_">避免构造不必要的（临时）对象</text:p>
        </text:list-item>
      </text:list>
      <text:p text:style-name="P17">优化条件语句</text:p>
      <text:p text:style-name="P4"><text:span text:style-name="T14">给定一个结构Date</text:span><text:span text:style-name="T15">，要求实现</text:span><text:span text:style-name="T14">小于操作符：</text:span></text:p>
      <text:p text:style-name="WTC_5f_Code"><text:span text:style-name="keyword3_5f_cpp"><text:span text:style-name="T1">struct</text:span></text:span><text:span text:style-name="T1"> Date </text:span><text:span text:style-name="symbol0_5f_cpp"><text:span text:style-name="T1">{</text:span></text:span></text:p>
      <text:p text:style-name="WTC_5f_Code"><text:span text:style-name="T1"><text:s text:c="2"/></text:span><text:span text:style-name="keyword3_5f_cpp"><text:span text:style-name="T1">int</text:span></text:span><text:span text:style-name="T1"> year</text:span><text:span text:style-name="symbol4_5f_cpp"><text:span text:style-name="T1">;</text:span></text:span></text:p>
      <text:p text:style-name="WTC_5f_Code"><text:span text:style-name="T1"><text:s text:c="2"/></text:span><text:span text:style-name="keyword3_5f_cpp"><text:span text:style-name="T1">int</text:span></text:span><text:span text:style-name="T1"> month</text:span><text:span text:style-name="symbol4_5f_cpp"><text:span text:style-name="T1">;</text:span></text:span></text:p>
      <text:p text:style-name="WTC_5f_Code"><text:span text:style-name="T1"><text:s text:c="2"/></text:span><text:span text:style-name="keyword3_5f_cpp"><text:span text:style-name="T1">int</text:span></text:span><text:span text:style-name="T1"> day</text:span><text:span text:style-name="symbol4_5f_cpp"><text:span text:style-name="T1">;</text:span></text:span></text:p>
      <text:p text:style-name="WTC_5f_Code"><text:span text:style-name="symbol0_5f_cpp">}</text:span><text:span text:style-name="symbol4_5f_cpp">;</text:span></text:p>
      <text:p text:style-name="P10">下面这个实现是我能想到的最简洁高效的了：</text:p>
      <text:p text:style-name="WTC_5f_Code"><text:span text:style-name="keyword3_5f_cpp"><text:span text:style-name="T1">bool</text:span></text:span><text:span text:style-name="T1"> operator</text:span><text:span text:style-name="symbol1_5f_cpp"><text:span text:style-name="T1">&lt;</text:span></text:span><text:span text:style-name="symbol0_5f_cpp"><text:span text:style-name="T1">(</text:span></text:span><text:span text:style-name="keyword3_5f_cpp"><text:span text:style-name="T1">const</text:span></text:span><text:span text:style-name="T1"> Date</text:span><text:span text:style-name="symbol3_5f_cpp"><text:span text:style-name="T1">&amp;</text:span></text:span><text:span text:style-name="T1"> lhs, </text:span><text:span text:style-name="keyword3_5f_cpp"><text:span text:style-name="T1">const</text:span></text:span><text:span text:style-name="T1"> Date</text:span><text:span text:style-name="symbol3_5f_cpp"><text:span text:style-name="T1">&amp;</text:span></text:span><text:span text:style-name="T1"> rhs</text:span><text:span text:style-name="symbol0_5f_cpp"><text:span text:style-name="T1">)</text:span></text:span><text:span text:style-name="symbol4_5f_cpp"><text:span text:style-name="T2"> </text:span></text:span><text:span text:style-name="symbol0_5f_cpp"><text:span text:style-name="T2">{</text:span></text:span></text:p>
      <text:p text:style-name="P8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lhs.</text:span><text:span text:style-name="member0_5f_cpp"><text:span text:style-name="T1">year</text:span></text:span><text:span text:style-name="T1"> </text:span><text:span text:style-name="symbol3_5f_cpp"><text:span text:style-name="T1">!</text:span></text:span><text:span text:style-name="symbol1_5f_cpp"><text:span text:style-name="T1">=</text:span></text:span><text:span text:style-name="T1"> rhs.</text:span><text:span text:style-name="member0_5f_cpp"><text:span text:style-name="T1">year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lhs.</text:span><text:span text:style-name="member0_5f_cpp"><text:span text:style-name="T1">year</text:span></text:span><text:span text:style-name="T1"> </text:span><text:span text:style-name="symbol1_5f_cpp"><text:span text:style-name="T1">&lt;</text:span></text:span><text:span text:style-name="T1"> rhs.</text:span><text:span text:style-name="member0_5f_cpp"><text:span text:style-name="T1">year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lhs.</text:span><text:span text:style-name="member0_5f_cpp"><text:span text:style-name="T1">month</text:span></text:span><text:span text:style-name="T1"> </text:span><text:span text:style-name="symbol3_5f_cpp"><text:span text:style-name="T1">!</text:span></text:span><text:span text:style-name="symbol1_5f_cpp"><text:span text:style-name="T1">=</text:span></text:span><text:span text:style-name="T1"> rhs.</text:span><text:span text:style-name="member0_5f_cpp"><text:span text:style-name="T1">month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lhs.</text:span><text:span text:style-name="member0_5f_cpp"><text:span text:style-name="T1">month</text:span></text:span><text:span text:style-name="T1"> </text:span><text:span text:style-name="symbol1_5f_cpp"><text:span text:style-name="T1">&lt;</text:span></text:span><text:span text:style-name="T1"> rhs.</text:span><text:span text:style-name="member0_5f_cpp"><text:span text:style-name="T1">month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return</text:span></text:span><text:span text:style-name="T1"> lhs.</text:span><text:span text:style-name="member0_5f_cpp"><text:span text:style-name="T1">day</text:span></text:span><text:span text:style-name="T1"> </text:span><text:span text:style-name="symbol1_5f_cpp"><text:span text:style-name="T1">&lt;</text:span></text:span><text:span text:style-name="T1"> rhs.</text:span><text:span text:style-name="member0_5f_cpp"><text:span text:style-name="T1">day</text:span></text:span><text:span text:style-name="symbol4_5f_cpp"><text:span text:style-name="T1">;</text:span></text:span></text:p>
      <text:p text:style-name="P8"><text:span text:style-name="symbol0_5f_cpp"><text:span text:style-name="T2">}</text:span></text:span></text:p>
      <text:p text:style-name="P11">这个实现没有用到else，你注意到了吗？如果让你来写，会是怎样？</text:p>
      <text:p text:style-name="P11">最近，我的编辑器需要一个函数判断两个字符是不是一对括号（包括小括号、花括号、中括号、尖括号），这个函数第一版的实现如下：</text:p>
      <text:p text:style-name="WTC_5f_Code"><text:span text:style-name="keyword3_5f_cpp"><text:span text:style-name="T1">bool</text:span></text:span><text:span text:style-name="T1"> IsBracketPair</text:span><text:span text:style-name="symbol0_5f_cpp"><text:span text:style-name="T1">(</text:span></text:span><text:span text:style-name="keyword3_5f_cpp"><text:span text:style-name="T1">char</text:span></text:span><text:span text:style-name="T1"> open_bracket, </text:span><text:span text:style-name="keyword3_5f_cpp"><text:span text:style-name="T1">char</text:span></text:span><text:span text:style-name="T1"> close_bracket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('</text:span></text:span><text:span text:style-name="T1"> </text:span><text:span text:style-name="symbol3_5f_cpp"><text:span text:style-name="T1">&amp;&amp;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)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</text:span><text:span text:style-name="keyword1_5f_cpp"><text:span text:style-name="T1">true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{'</text:span></text:span><text:span text:style-name="T1"> </text:span><text:span text:style-name="symbol3_5f_cpp"><text:span text:style-name="T1">&amp;&amp;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}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</text:span><text:span text:style-name="keyword1_5f_cpp"><text:span text:style-name="T1">true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['</text:span></text:span><text:span text:style-name="T1"> </text:span><text:span text:style-name="symbol3_5f_cpp"><text:span text:style-name="T1">&amp;&amp;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]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</text:span><text:span text:style-name="keyword1_5f_cpp"><text:span text:style-name="T1">true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&lt;'</text:span></text:span><text:span text:style-name="T1"> </text:span><text:span text:style-name="symbol3_5f_cpp"><text:span text:style-name="T1">&amp;&amp;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&gt;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</text:span><text:span text:style-name="keyword1_5f_cpp"><text:span text:style-name="T1">true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return</text:span></text:span><text:span text:style-name="T1"> </text:span><text:span text:style-name="keyword1_5f_cpp"><text:span text:style-name="T1">false</text:span></text:span><text:span text:style-name="symbol4_5f_cpp"><text:span text:style-name="T1">;</text:span></text:span></text:p>
      <text:p text:style-name="WTC_5f_Code"><text:soft-page-break/><text:span text:style-name="symbol0_5f_cpp"><text:span text:style-name="T1">}</text:span></text:span></text:p>
      <text:p text:style-name="P4"><text:span text:style-name="T4">这样写没有错，</text:span><text:span text:style-name="T3">但是假如输入(和}的话，4条if语句都要</text:span><text:span text:style-name="T4">判断</text:span><text:span text:style-name="T5">，不合理。下面是改进后的第二版</text:span><text:span text:style-name="T7">（跟前面比较Date的写法类似）</text:span><text:span text:style-name="T4">：</text:span></text:p>
      <text:p text:style-name="WTC_5f_Code"><text:span text:style-name="keyword3_5f_cpp"><text:span text:style-name="T1">bool</text:span></text:span><text:span text:style-name="T1"> IsBracketPair</text:span><text:span text:style-name="symbol0_5f_cpp"><text:span text:style-name="T1">(</text:span></text:span><text:span text:style-name="keyword3_5f_cpp"><text:span text:style-name="T1">char</text:span></text:span><text:span text:style-name="T1"> open_bracket, </text:span><text:span text:style-name="keyword3_5f_cpp"><text:span text:style-name="T1">char</text:span></text:span><text:span text:style-name="T1"> close_bracket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(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)'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{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}'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[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]'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open_bracket </text:span><text:span text:style-name="symbol1_5f_cpp"><text:span text:style-name="T1">==</text:span></text:span><text:span text:style-name="T1"> </text:span><text:span text:style-name="string_5f_cpp"><text:span text:style-name="T1">'&lt;'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WTC_5f_Code"><text:span text:style-name="T1"><text:s text:c="4"/></text:span><text:span text:style-name="keyword0_5f_cpp"><text:span text:style-name="T1">return</text:span></text:span><text:span text:style-name="T1"> close_bracket </text:span><text:span text:style-name="symbol1_5f_cpp"><text:span text:style-name="T1">==</text:span></text:span><text:span text:style-name="T1"> </text:span><text:span text:style-name="string_5f_cpp"><text:span text:style-name="T1">'&gt;'</text:span></text:span><text:span text:style-name="symbol4_5f_cpp"><text:span text:style-name="T1">;</text:span></text:span></text:p>
      <text:p text:style-name="WTC_5f_Code"><text:span text:style-name="T1"><text:s text:c="2"/></text:span><text:span text:style-name="symbol0_5f_cpp"><text:span text:style-name="T1">}</text:span></text:span></text:p>
      <text:p text:style-name="WTC_5f_Code"><text:span text:style-name="T1"><text:s text:c="2"/></text:span><text:span text:style-name="keyword0_5f_cpp"><text:span text:style-name="T1">return</text:span></text:span><text:span text:style-name="T1"> </text:span><text:span text:style-name="keyword1_5f_cpp"><text:span text:style-name="T1">false</text:span></text:span><text:span text:style-name="symbol4_5f_cpp"><text:span text:style-name="T1">;</text:span></text:span></text:p>
      <text:p text:style-name="WTC_5f_Code"><text:span text:style-name="symbol0_5f_cpp"><text:span text:style-name="T1">}</text:span></text:span></text:p>
      <text:p text:style-name="P12">关于switch-case，我所知道最神奇的写法来自于Duff's Device。下面这个do-while<text:span text:style-name="T17">循环</text:span></text:p>
      <text:p text:style-name="WTC_5f_Code"><text:bookmark text:name="aeaoofnhgocdbnbeljkmbjdmhbcokfdb-mousedown1"/><text:span text:style-name="keyword0_5f_c"><text:span text:style-name="T1">do</text:span></text:span><text:span text:style-name="T1"> </text:span><text:span text:style-name="symbol0_5f_c"><text:span text:style-name="T1">{</text:span></text:span><text:span text:style-name="T1"> </text:span><text:span text:style-name="comment_5f_multi_5f_c"><text:span text:style-name="T1">/* count &gt; 0 assumed */</text:span></text:span></text:p>
      <text:p text:style-name="WTC_5f_Code"><text:span text:style-name="symbol0_5f_c"><text:s text:c="2"/>*</text:span>to <text:span text:style-name="symbol0_5f_c">=</text:span> <text:span text:style-name="symbol0_5f_c">*</text:span>from<text:span text:style-name="symbol0_5f_c">++;</text:span> <text:span text:style-name="comment_5f_multi_5f_c">/* Note that the 'to' pointer is NOT incremented */</text:span></text:p>
      <text:p text:style-name="WTC_5f_Code"><text:span text:style-name="symbol0_5f_c">}</text:span> <text:span text:style-name="keyword0_5f_c">while</text:span><text:span text:style-name="symbol0_5f_c">(--</text:span>count <text:span text:style-name="symbol0_5f_c">&gt;</text:span> <text:span text:style-name="number_5f_c">0</text:span><text:span text:style-name="symbol0_5f_c">);</text:span></text:p>
      <text:p text:style-name="P13"><text:span text:style-name="T17">用</text:span><text:span text:style-name="T18">Duff's Device</text:span><text:span text:style-name="T17">优化后就变成：</text:span></text:p>
      <text:p text:style-name="WTC_5f_Code"><text:span text:style-name="T1">send</text:span><text:span text:style-name="symbol0_5f_c"><text:span text:style-name="T1">(</text:span></text:span><text:span text:style-name="T1">to</text:span><text:span text:style-name="symbol0_5f_c"><text:span text:style-name="T1">,</text:span></text:span><text:span text:style-name="T1"> from</text:span><text:span text:style-name="symbol0_5f_c"><text:span text:style-name="T1">,</text:span></text:span><text:span text:style-name="T1"> count</text:span><text:span text:style-name="symbol0_5f_c"><text:span text:style-name="T1">)</text:span></text:span></text:p>
      <text:p text:style-name="WTC_5f_Code"><text:span text:style-name="keyword3_5f_c"><text:span text:style-name="T1">register</text:span></text:span><text:span text:style-name="T1"> </text:span><text:span text:style-name="keyword3_5f_c"><text:span text:style-name="T1">short</text:span></text:span><text:span text:style-name="T1"> </text:span><text:span text:style-name="symbol0_5f_c"><text:span text:style-name="T1">*</text:span></text:span><text:span text:style-name="T1">to</text:span><text:span text:style-name="symbol0_5f_c"><text:span text:style-name="T1">,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;</text:span></text:span></text:p>
      <text:p text:style-name="WTC_5f_Code"><text:span text:style-name="keyword3_5f_c"><text:span text:style-name="T1">register</text:span></text:span><text:span text:style-name="T1"> count</text:span><text:span text:style-name="symbol0_5f_c"><text:span text:style-name="T1">;</text:span></text:span></text:p>
      <text:p text:style-name="WTC_5f_Code"><text:span text:style-name="symbol0_5f_c">{</text:span></text:p>
      <text:p text:style-name="WTC_5f_Code"><text:span text:style-name="T1"><text:s text:c="2"/></text:span><text:span text:style-name="keyword3_5f_c"><text:span text:style-name="T1">register</text:span></text:span><text:span text:style-name="T1"> n </text:span><text:span text:style-name="symbol0_5f_c"><text:span text:style-name="T1">=</text:span></text:span><text:span text:style-name="T1"> </text:span><text:span text:style-name="symbol0_5f_c"><text:span text:style-name="T1">(</text:span></text:span><text:span text:style-name="T1">count </text:span><text:span text:style-name="symbol0_5f_c"><text:span text:style-name="T1">+</text:span></text:span><text:span text:style-name="T1"> </text:span><text:span text:style-name="number_5f_c"><text:span text:style-name="T1">7</text:span></text:span><text:span text:style-name="symbol0_5f_c"><text:span text:style-name="T1">)</text:span></text:span><text:span text:style-name="T1"> </text:span><text:span text:style-name="symbol0_5f_c"><text:span text:style-name="T1">/</text:span></text:span><text:span text:style-name="T1"> </text:span><text:span text:style-name="number_5f_c"><text:span text:style-name="T1">8</text:span></text:span><text:span text:style-name="symbol0_5f_c"><text:span text:style-name="T1">;</text:span></text:span></text:p>
      <text:p text:style-name="WTC_5f_Code"><text:span text:style-name="T1"><text:s text:c="2"/></text:span><text:span text:style-name="keyword0_5f_c"><text:span text:style-name="T1">switch</text:span></text:span><text:span text:style-name="symbol0_5f_c"><text:span text:style-name="T1">(</text:span></text:span><text:span text:style-name="T1">count </text:span><text:span text:style-name="symbol0_5f_c"><text:span text:style-name="T1">%</text:span></text:span><text:span text:style-name="T1"> </text:span><text:span text:style-name="number_5f_c"><text:span text:style-name="T1">8</text:span></text:span><text:span text:style-name="symbol0_5f_c"><text:span text:style-name="T1">)</text:span></text:span><text:span text:style-name="T1"> </text:span><text:span text:style-name="symbol0_5f_c"><text:span text:style-name="T1">{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0</text:span></text:span><text:span text:style-name="symbol0_5f_c"><text:span text:style-name="T1">:</text:span></text:span><text:span text:style-name="T1"> </text:span><text:span text:style-name="keyword0_5f_c"><text:span text:style-name="T1">do</text:span></text:span><text:span text:style-name="T1"> </text:span><text:span text:style-name="symbol0_5f_c"><text:span text:style-name="T1">{</text:span></text:span><text:span text:style-name="T1"> <text:s text:c="3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7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6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5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4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3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2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2"/></text:span><text:span text:style-name="keyword0_5f_c"><text:span text:style-name="T1">case</text:span></text:span><text:span text:style-name="T1"> </text:span><text:span text:style-name="number_5f_c"><text:span text:style-name="T1">1</text:span></text:span><text:span text:style-name="symbol0_5f_c"><text:span text:style-name="T1">:</text:span></text:span><text:span text:style-name="T1"> <text:s text:c="8"/></text:span><text:span text:style-name="symbol0_5f_c"><text:span text:style-name="T1">*</text:span></text:span><text:span text:style-name="T1">to </text:span><text:span text:style-name="symbol0_5f_c"><text:span text:style-name="T1">=</text:span></text:span><text:span text:style-name="T1"> </text:span><text:span text:style-name="symbol0_5f_c"><text:span text:style-name="T1">*</text:span></text:span><text:span text:style-name="T1">from</text:span><text:span text:style-name="symbol0_5f_c"><text:span text:style-name="T1">++;</text:span></text:span></text:p>
      <text:p text:style-name="WTC_5f_Code"><text:span text:style-name="T1"><text:s text:c="10"/></text:span><text:span text:style-name="symbol0_5f_c"><text:span text:style-name="T1">}</text:span></text:span><text:span text:style-name="T1"> </text:span><text:span text:style-name="keyword0_5f_c"><text:span text:style-name="T1">while</text:span></text:span><text:span text:style-name="symbol0_5f_c"><text:span text:style-name="T1">(--</text:span></text:span><text:span text:style-name="T1">n </text:span><text:span text:style-name="symbol0_5f_c"><text:span text:style-name="T1">&gt;</text:span></text:span><text:span text:style-name="T1"> </text:span><text:span text:style-name="number_5f_c"><text:span text:style-name="T1">0</text:span></text:span><text:span text:style-name="symbol0_5f_c"><text:span text:style-name="T1">);</text:span></text:span></text:p>
      <text:p text:style-name="WTC_5f_Code"><text:span text:style-name="T1"><text:s text:c="2"/></text:span><text:span text:style-name="symbol0_5f_c"><text:span text:style-name="T1">}</text:span></text:span></text:p>
      <text:p text:style-name="WTC_5f_Code"><text:span text:style-name="symbol0_5f_c"><text:span text:style-name="T1">}</text:span></text:span></text:p>
      <text:p text:style-name="P14"><text:soft-page-break/><text:span text:style-name="T6">怎么样？看不懂吧？详见：</text:span><text:a xlink:type="simple" xlink:href="http://en.wikipedia.org/wiki/Duff's_device"><text:span text:style-name="symbol0_5f_c"><text:span text:style-name="T6">http://en.wikipedia.org/wiki/Duff's_device</text:span></text:span></text:a><text:span text:style-name="symbol0_5f_c"><text:span text:style-name="T6"> </text:span></text:span></text:p>
      <text:p text:style-name="WTC_5f_Title_5f_2">避免全局<text:span text:style-name="T25">对象</text:span></text:p>
      <text:p text:style-name="P2">全局对象用起来方便，但是坏处颇多：构造和析构顺序不<text:span text:style-name="T12">定</text:span>，<text:span text:style-name="T12">容易导致错误，也</text:span>不利于单元测试。Singleton也是全局对象，而且坏处<text:span text:style-name="T13">更多</text:span>，因为大家都觉得它是一个设计模式，是个高级的<text:span text:style-name="T13">东西</text:span>（至少听上去如此），便更容易滥用。</text:p>
      <text:p text:style-name="WTC_5f_Body">Singleton的定义：Ensure a class only has one instance, and provide a global point of access to it.</text:p>
      <text:p text:style-name="WTC_5f_Body">由定义可见如下两点：Only one instance和Easily access<text:span text:style-name="T13">，且后者由前者决定</text:span>。很多人只是为了easily access而使用singleton模式。至于only one instance，其实也不是非得在语法这一层保证不可。</text:p>
      <text:p text:style-name="WTC_5f_Body">我一般不用singleton，也不提供global point of access，而改用依赖注入（Dependency Injection ），便于解耦与单元测试。<text:span text:style-name="T25">下面</text:span>以<text:span text:style-name="T1">每个程序都有的Option（或Preference）为例：</text:span></text:p>
      <text:p text:style-name="WTC_5f_Code"><text:span text:style-name="keyword1_5f_cpp">class</text:span> MainFrame <text:span text:style-name="symbol0_5f_cpp">{</text:span></text:p>
      <text:p text:style-name="WTC_5f_Code"><text:s text:c="2"/>MainFrame<text:span text:style-name="symbol0_5f_cpp">(</text:span>Option<text:span text:style-name="symbol2_5f_cpp">*</text:span> option, wxWindow<text:span text:style-name="symbol2_5f_cpp">*</text:span> parent<text:span text:style-name="symbol0_5f_cpp">)</text:span><text:span text:style-name="symbol4_5f_cpp">;</text:span></text:p>
      <text:p text:style-name="WTC_5f_Code"><text:span text:style-name="symbol0_5f_cpp">}</text:span><text:span text:style-name="symbol4_5f_cpp">;</text:span></text:p>
      <text:p text:style-name="WTC_5f_Code"/>
      <text:p text:style-name="WTC_5f_Code"><text:span text:style-name="keyword3_5f_cpp">bool</text:span> App<text:span text:style-name="symbol4_5f_cpp">::</text:span><text:span text:style-name="member1_5f_cpp">OnInit</text:span><text:span text:style-name="symbol0_5f_cpp">()</text:span> <text:span text:style-name="symbol0_5f_cpp">{</text:span></text:p>
      <text:p text:style-name="WTC_5f_Code"><text:s text:c="2"/>option_<text:span text:style-name="symbol2_5f_cpp">-</text:span><text:span text:style-name="symbol1_5f_cpp">&gt;</text:span>Load<text:span text:style-name="symbol0_5f_cpp">()</text:span><text:span text:style-name="symbol4_5f_cpp">;</text:span></text:p>
      <text:p text:style-name="WTC_5f_Code"><text:s text:c="2"/>MainFrame<text:span text:style-name="symbol2_5f_cpp">*</text:span> main_frame <text:span text:style-name="symbol1_5f_cpp">=</text:span> <text:span text:style-name="keyword2_5f_cpp">new</text:span> MainFrame<text:span text:style-name="symbol0_5f_cpp">(</text:span>option_, <text:span text:style-name="keyword1_5f_cpp">NULL</text:span><text:span text:style-name="symbol0_5f_cpp">)</text:span><text:span text:style-name="symbol4_5f_cpp">;</text:span></text:p>
      <text:p text:style-name="WTC_5f_Code"><text:span text:style-name="symbol0_5f_cpp">}</text:span></text:p>
      <text:p text:style-name="P2">App是程序入口类，它有一个Option成员变量，MainFrame是程序的主窗口，创建时需要传入Option作为参数。MainFrame里会有后续的很多其他窗口或对象被创建，只要那个窗口或对象需要访问Option，就为其<text:span text:style-name="T13">注入</text:span>对Option的依赖。</text:p>
      <text:p text:style-name="P2">这种方式让对象之间的依赖关系一目了然。如果MainFrame的构造函数没有指明需要Option，而在其实现的代码处直接访问某个全局的Option，那么这种依赖就不那么明显，并且在两者的构造顺序上也更容易出错。</text:p>
      <text:p text:style-name="P2">由于对象构造时的参数明确指明了依赖的对象，单元测试时便可以构造一个mock对象传入。相反，直接访问全局对象的实现是无法传入mock对象的，也就不易于测试。</text:p>
      <text:p text:style-name="P9"/>
      <text:p text:style-name="P6">避免不必要的数据结构</text:p>
      <text:p text:style-name="WTC_5f_Body">我的编辑器在读取文件后，需要按行分割，而wxStringTokenizer并不能满足我的需求，因为我不知道换行符到底是\n，\r还是\r\n，所以我想兼容所有三种。函数最初的样子如下：</text:p>
      <text:p text:style-name="P7"><text:span text:style-name="keyword3_5f_cpp">void</text:span> SplitLines<text:span text:style-name="symbol0_5f_cpp">(</text:span><text:span text:style-name="keyword3_5f_cpp">const</text:span> wxString<text:span text:style-name="symbol3_5f_cpp">&amp;</text:span> text, std<text:span text:style-name="symbol4_5f_cpp">::</text:span><text:span text:style-name="member1_5f_cpp">list</text:span><text:span text:style-name="symbol1_5f_cpp">&lt;</text:span>wxString<text:span text:style-name="symbol1_5f_cpp">&gt;</text:span><text:span text:style-name="symbol3_5f_cpp">&amp;</text:span> lines<text:span text:style-name="symbol0_5f_cpp">)</text:span><text:span text:style-name="symbol4_5f_cpp">;</text:span></text:p>
      <text:p text:style-name="P2">这里用链表来暂存分割的结果有点多余<text:span text:style-name="T10">，特别是当文件有成千上万行时，暂存在链表里就显得很不划算</text:span>。最好的做法是，每分割一行，即处理一行，没有必要<text:span text:style-name="T10">暂</text:span>存。于是这个函数马上有了第二个版本：</text:p>
      <text:p text:style-name="P7"><text:soft-page-break/><text:span text:style-name="keyword3_5f_cpp">typedef</text:span> <text:span text:style-name="keyword3_5f_cpp">void</text:span> <text:span text:style-name="symbol0_5f_cpp">(</text:span><text:span text:style-name="symbol2_5f_cpp">*</text:span>OnLineSplitted<text:span text:style-name="symbol0_5f_cpp">)(</text:span><text:span text:style-name="keyword3_5f_cpp">const</text:span> wxString<text:span text:style-name="symbol3_5f_cpp">&amp;</text:span><text:span text:style-name="symbol0_5f_cpp">)</text:span><text:span text:style-name="symbol4_5f_cpp">;</text:span></text:p>
      <text:p text:style-name="P7"><text:span text:style-name="keyword3_5f_cpp">void</text:span> SplitLines<text:span text:style-name="symbol0_5f_cpp">(</text:span><text:span text:style-name="keyword3_5f_cpp">const</text:span> wxString<text:span text:style-name="symbol3_5f_cpp">&amp;</text:span> text, OnLineSplitted callback<text:span text:style-name="symbol0_5f_cpp">)</text:span><text:span text:style-name="symbol4_5f_cpp">;</text:span></text:p>
      <text:p text:style-name="P2"><text:span text:style-name="T10">每分割完一行就调用callback。</text:span>但是这种C风格函数指针式的callback可用<text:span text:style-name="T10">性比较差</text:span>，因为我想在callback里把分割到的行插入text buffer，但是在callback里没办法访问text buffer。于是改函数指针为类：</text:p>
      <text:p text:style-name="P7"><text:span text:style-name="keyword3_5f_cpp">struct</text:span> OnLineSplitted <text:span text:style-name="symbol0_5f_cpp">{</text:span></text:p>
      <text:p text:style-name="P7"><text:s text:c="2"/><text:span text:style-name="keyword1_5f_cpp">virtual</text:span> <text:span text:style-name="keyword3_5f_cpp">void</text:span> OnLine<text:span text:style-name="symbol0_5f_cpp">(</text:span><text:span text:style-name="keyword3_5f_cpp">const</text:span> wxString<text:span text:style-name="symbol3_5f_cpp">&amp;</text:span> line<text:span text:style-name="symbol0_5f_cpp">)</text:span> <text:span text:style-name="symbol1_5f_cpp">=</text:span> <text:span text:style-name="number_5f_cpp">0</text:span><text:span text:style-name="symbol4_5f_cpp">;</text:span></text:p>
      <text:p text:style-name="P7"><text:span text:style-name="symbol0_5f_cpp">}</text:span><text:span text:style-name="symbol4_5f_cpp">;</text:span></text:p>
      <text:p text:style-name="P7"><text:span text:style-name="keyword3_5f_cpp">void</text:span> SplitLines<text:span text:style-name="symbol0_5f_cpp">(</text:span><text:span text:style-name="keyword3_5f_cpp">const</text:span> wxString<text:span text:style-name="symbol3_5f_cpp">&amp;</text:span> text, OnLineSplitted<text:span text:style-name="symbol3_5f_cpp">&amp;</text:span> callback<text:span text:style-name="symbol0_5f_cpp">)</text:span><text:span text:style-name="symbol4_5f_cpp">;</text:span></text:p>
      <text:p text:style-name="P2"><text:span text:style-name="T10">类比函数指针更灵活，但是</text:span>首先得写一个子类继承自OnLineSplitted，相当麻烦。这不是一个好的API。</text:p>
      <text:p text:style-name="P2">我最想要的，是类似于Python里的yeild（生成器）这样一个东西。但是C++里没有，也不可能有。最终，我可能<text:span text:style-name="T10">会</text:span>把SplitLines做成这个样子：</text:p>
      <text:p text:style-name="P7"><text:span text:style-name="keyword3_5f_cpp">bool</text:span> SplitLines<text:span text:style-name="symbol0_5f_cpp">(</text:span><text:span text:style-name="keyword3_5f_cpp">const</text:span> wxString<text:span text:style-name="symbol3_5f_cpp">&amp;</text:span> text, <text:span text:style-name="keyword3_5f_cpp">size_t</text:span> index, <text:span text:style-name="keyword3_5f_cpp">size_t</text:span><text:span text:style-name="symbol2_5f_cpp">*</text:span> count,</text:p>
      <text:p text:style-name="P7"><text:s text:c="19"/><text:span text:style-name="keyword3_5f_cpp">size_t</text:span><text:span text:style-name="symbol2_5f_cpp">*</text:span> step<text:span text:style-name="symbol0_5f_cpp">)</text:span><text:span text:style-name="symbol4_5f_cpp">;</text:span></text:p>
      <text:p text:style-name="P2"><text:span text:style-name="T10">用法</text:span>不是特别明显：</text:p>
      <text:p text:style-name="P7"><text:span text:style-name="keyword3_5f_cpp">size_t</text:span> index <text:span text:style-name="symbol1_5f_cpp">=</text:span> <text:span text:style-name="number_5f_cpp">0</text:span><text:span text:style-name="symbol4_5f_cpp">;</text:span> <text:span text:style-name="comment0_5f_cpp">// Index of the line.</text:span></text:p>
      <text:p text:style-name="P7"><text:span text:style-name="keyword3_5f_cpp">size_t</text:span> count <text:span text:style-name="symbol1_5f_cpp">=</text:span> <text:span text:style-name="number_5f_cpp">0</text:span><text:span text:style-name="symbol4_5f_cpp">;</text:span> <text:span text:style-name="comment0_5f_cpp">// Count of chars of the line.</text:span></text:p>
      <text:p text:style-name="P7"><text:span text:style-name="keyword3_5f_cpp">size_t</text:span> step <text:span text:style-name="symbol1_5f_cpp">=</text:span> <text:span text:style-name="number_5f_cpp">0</text:span><text:span text:style-name="symbol4_5f_cpp">;</text:span></text:p>
      <text:p text:style-name="WTC_5f_Code"><text:span text:style-name="keyword0_5f_cpp">while</text:span> <text:span text:style-name="symbol0_5f_cpp">(</text:span><text:span text:style-name="T1">SplitLines</text:span><text:span text:style-name="symbol0_5f_cpp">(</text:span>text, <text:span text:style-name="T1">index</text:span> <text:span text:style-name="symbol2_5f_cpp">+</text:span> <text:span text:style-name="T1">step</text:span>, <text:span text:style-name="symbol3_5f_cpp">&amp;</text:span><text:span text:style-name="T1">count, </text:span><text:span text:style-name="symbol3_5f_cpp"><text:span text:style-name="T1">&amp;</text:span></text:span><text:span text:style-name="T1">step</text:span><text:span text:style-name="symbol0_5f_cpp">))</text:span> <text:span text:style-name="symbol0_5f_cpp">{</text:span></text:p>
      <text:p text:style-name="WTC_5f_Code"><text:s text:c="2"/>wxString line <text:span text:style-name="symbol1_5f_cpp">=</text:span> text.<text:span text:style-name="member0_5f_cpp">substr</text:span><text:span text:style-name="symbol0_5f_cpp">(</text:span><text:span text:style-name="T1">index</text:span>, <text:span text:style-name="T1">count</text:span><text:span text:style-name="symbol0_5f_cpp">)</text:span><text:span text:style-name="symbol4_5f_cpp">;</text:span></text:p>
      <text:p text:style-name="WTC_5f_Code"><text:span text:style-name="symbol0_5f_cpp">}</text:span></text:p>
      <text:p text:style-name="WTC_5f_Body">不难看出，这里的index，count和step就<text:span text:style-name="T10">相当</text:span>于Python里的yield，yield所要记住的东西大概就是这些。</text:p>
      <text:p text:style-name="WTC_5f_Body"><text:span text:style-name="T25">上面这个</text:span>例子相对复杂。如果逻辑比较简单，不需要封装成函数，要做到即时处理数据，还是比较容易的：</text:p>
      <text:p text:style-name="WTC_5f_Code"><text:span text:style-name="comment0_5f_cpp">// 按行读取文本文件并处理：</text:span></text:p>
      <text:p text:style-name="WTC_5f_Code">std<text:span text:style-name="symbol4_5f_cpp">::</text:span><text:span text:style-name="member1_5f_cpp">string</text:span> line<text:span text:style-name="symbol4_5f_cpp">;</text:span></text:p>
      <text:p text:style-name="WTC_5f_Code"><text:span text:style-name="keyword0_5f_cpp">while</text:span> <text:span text:style-name="symbol0_5f_cpp">(</text:span>getline<text:span text:style-name="symbol0_5f_cpp">(</text:span>fi, line<text:span text:style-name="symbol0_5f_cpp">))</text:span> <text:span text:style-name="symbol0_5f_cpp">{</text:span></text:p>
      <text:p text:style-name="WTC_5f_Code"><text:s text:c="2"/><text:span text:style-name="comment0_5f_cpp">// 在此处理读取的行</text:span></text:p>
      <text:p text:style-name="WTC_5f_Code"><text:span text:style-name="symbol0_5f_cpp">}</text:span></text:p>
      <text:p text:style-name="P3"><text:span text:style-name="T10">很多知名的算法，也</text:span><text:span text:style-name="T25">以</text:span><text:span text:style-name="T10">即时（online）的数据处理为追求，比如后缀树（suffix tree）的构造算</text:span>法Ukkonen's algorithm<text:span text:style-name="T10">。</text:span></text:p>
      <text:p text:style-name="WTC_5f_Title_5f_2">避免构造不必要的（临时）对象</text:p>
      <text:p text:style-name="WTC_5f_Body">Stan Lippman在一篇名为C++ Efficient Patterns的演讲中，围绕引用和值谈了C++中这些“唾手可得”的性能。他称它们为伸手可摘的果实，并讲如果能养成习惯，不费力气就能大大改善程序性能。现在读过Effective C++的程序员都知道何时<text:span text:style-name="T10">该</text:span>用常量引用代替低效的传值。在此就不再赘述了。</text:p>
      <text:p text:style-name="P15"><text:soft-page-break/><text:span text:style-name="T10">不必要临时对象</text:span><text:span text:style-name="T19">的存在</text:span><text:span text:style-name="T10">，</text:span><text:span text:style-name="T17">在其他很多情况下也很常见，</text:span>而程序员往往并不能意识到这一点。</text:p>
      <text:p text:style-name="P5"><text:bookmark text:name="aeaoofnhgocdbnbeljkmbjdmhbcokfdb-mousedown"/>下面这个函数取自一个代码格式化工具，AStyle。<text:span text:style-name="T10">按行读取文件，</text:span>它每次只读一个字符，并且每读一个字符后就调用一次std::string的append<text:span text:style-name="T16">，</text:span><text:span text:style-name="T11">显然是可以再优化的</text:span><text:span text:style-name="T20">。</text:span></text:p>
      <text:p text:style-name="WTC_5f_Code"><text:span text:style-name="comment0_5f_cpp">// - astyle_main.cpp</text:span></text:p>
      <text:p text:style-name="WTC_5f_Code">template<text:span text:style-name="symbol1_5f_cpp">&lt;</text:span><text:span text:style-name="keyword1_5f_cpp">typename</text:span> T<text:span text:style-name="symbol1_5f_cpp">&gt;</text:span></text:p>
      <text:p text:style-name="WTC_5f_Code">string ASStreamIterator<text:span text:style-name="symbol1_5f_cpp">&lt;</text:span>T<text:span text:style-name="symbol1_5f_cpp">&gt;</text:span><text:span text:style-name="symbol4_5f_cpp">::</text:span><text:span text:style-name="member1_5f_cpp">peekNextLine</text:span><text:span text:style-name="symbol0_5f_cpp">()</text:span> <text:span text:style-name="symbol0_5f_cpp">{</text:span></text:p>
      <text:p text:style-name="WTC_5f_Code"><text:s text:c="2"/>inStream<text:span text:style-name="symbol2_5f_cpp">-</text:span><text:span text:style-name="symbol1_5f_cpp">&gt;</text:span>get<text:span text:style-name="symbol0_5f_cpp">(</text:span>ch<text:span text:style-name="symbol0_5f_cpp">)</text:span><text:span text:style-name="symbol4_5f_cpp">;</text:span></text:p>
      <text:p text:style-name="WTC_5f_Code"><text:s text:c="2"/><text:span text:style-name="keyword0_5f_cpp">while</text:span> <text:span text:style-name="symbol0_5f_cpp">(</text:span><text:span text:style-name="symbol3_5f_cpp">!</text:span>inStream<text:span text:style-name="symbol2_5f_cpp">-</text:span><text:span text:style-name="symbol1_5f_cpp">&gt;</text:span>eof<text:span text:style-name="symbol0_5f_cpp">()</text:span> <text:span text:style-name="symbol3_5f_cpp">&amp;&amp;</text:span> ch <text:span text:style-name="symbol3_5f_cpp">!</text:span><text:span text:style-name="symbol1_5f_cpp">=</text:span> <text:span text:style-name="string_5f_cpp">'</text:span><text:span text:style-name="escaped_5f_cpp">\n</text:span><text:span text:style-name="string_5f_cpp">'</text:span> <text:span text:style-name="symbol3_5f_cpp">&amp;&amp;</text:span> ch <text:span text:style-name="symbol3_5f_cpp">!</text:span><text:span text:style-name="symbol1_5f_cpp">=</text:span> <text:span text:style-name="string_5f_cpp">'</text:span><text:span text:style-name="escaped_5f_cpp">\r</text:span><text:span text:style-name="string_5f_cpp">'</text:span><text:span text:style-name="symbol0_5f_cpp">)</text:span> <text:span text:style-name="symbol0_5f_cpp">{</text:span></text:p>
      <text:p text:style-name="WTC_5f_Code"><text:s text:c="4"/>nextLine_.<text:span text:style-name="member0_5f_cpp">append</text:span><text:span text:style-name="symbol0_5f_cpp">(</text:span><text:span text:style-name="number_5f_cpp">1</text:span>, ch<text:span text:style-name="symbol0_5f_cpp">)</text:span><text:span text:style-name="symbol4_5f_cpp">;</text:span></text:p>
      <text:p text:style-name="WTC_5f_Code"><text:s text:c="4"/>inStream<text:span text:style-name="symbol2_5f_cpp">-</text:span><text:span text:style-name="symbol1_5f_cpp">&gt;</text:span>get<text:span text:style-name="symbol0_5f_cpp">(</text:span>ch<text:span text:style-name="symbol0_5f_cpp">)</text:span><text:span text:style-name="symbol4_5f_cpp">;</text:span></text:p>
      <text:p text:style-name="WTC_5f_Code"><text:s text:c="2"/><text:span text:style-name="symbol0_5f_cpp">}</text:span></text:p>
      <text:p text:style-name="WTC_5f_Code"><text:span text:style-name="symbol0_5f_cpp">}</text:span></text:p>
      <text:p text:style-name="WTC_5f_Body"><text:span text:style-name="T20">字符串处理从来都不是一件容易的事，C/C++的字符串尤其麻烦。要用得好，需要很强的技巧。对于可接受C字符串作为参数的情况，</text:span>Goolge Chromium提供了StringPiece类，LLVM提供了StringRef类<text:span text:style-name="T20">，而一般的C++项目中，是不会考虑到这种微不足道的性能优化的。</text:span></text:p>
      <text:p text:style-name="P16"><text:span text:style-name="T23">C++是一门难学难用的语言，但是它的灵活和</text:span><text:span text:style-name="T25">高效</text:span><text:span text:style-name="T23">确保了它可以长久得存在下去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楷体_GB2312" svg:font-family="楷体_GB2312" style:font-adornments="Regular" style:font-family-generic="modern" style:font-pitch="fixed"/>
    <style:font-face style:name="SimSun" svg:font-family="SimSun" style:font-adornments="Regular" style:font-pitch="variable"/>
    <style:font-face style:name="宋体4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3" svg:font-family="宋体" style:font-adornments="粗体" style:font-pitch="variable"/>
    <style:font-face style:name="Book Antiqua" svg:font-family="'Book Antiqua'" style:font-adornments="Normal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Book Antiqua2" svg:font-family="'Book Antiqua'" style:font-adornments="粗体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TC_5f_Body" style:display-name="WTC_Body" style:family="paragraph" style:parent-style-name="Standard" style:auto-update="true" style:class="text" style:master-page-name="">
      <style:paragraph-properties fo:margin="100%"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0.5pt" fo:language="en" fo:country="US" style:font-name-asian="宋体1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TC_5f_Title" style:display-name="WTC_Title" style:family="paragraph" style:parent-style-name="Heading_20_1" style:next-style-name="WTC_5f_Body" style:auto-update="true" style:default-outline-level="" style:list-style-name="" style:class="text" style:master-page-name="">
      <style:paragraph-properties fo:margin="100%"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4pt" fo:font-weight="bold" style:font-size-asian="14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Notes" style:display-name="WTC_Notes" style:family="paragraph" style:parent-style-name="WTC_5f_Body" style:auto-update="true" style:class="text">
      <style:paragraph-properties fo:margin="100%" fo:margin-left="0cm" fo:margin-right="0cm" fo:margin-top="0cm" fo:margin-bottom="0.254cm" style:contextual-spacing="false" fo:text-indent="0.508cm" style:auto-text-indent="false"/>
      <style:text-properties style:use-window-font-color="true" style:font-name="Century" fo:font-size="10pt" style:font-name-asian="楷体_GB231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WTC_5f_Footnote" style:display-name="WTC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WTC_5f_Title_5f_2_5f_R" style:display-name="WTC_Title_2_R" style:family="paragraph" style:auto-update="true" style:master-page-name="">
      <style:paragraph-properties fo:margin="100%"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Header_5f_L" style:display-name="WTC_Header_L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WTC_5f_Header_5f_R" style:display-name="WTC_Header_R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WTC_5f_Footer_5f_L" style:display-name="WTC_Footer_L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Footer_5f_R" style:display-name="WTC_Footer_R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TC_5f_Title_5f_2" style:display-name="WTC_Title_2" style:family="paragraph" style:parent-style-name="Heading_20_2" style:next-style-name="WTC_5f_Body" style:auto-update="true" style:default-outline-level="" style:list-style-name="" style:master-page-name="">
      <style:paragraph-properties fo:margin="100%" fo:margin-left="0cm" fo:margin-right="0cm" fo:margin-top="0.101cm" fo:margin-bottom="0.199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0.5pt" fo:font-style="normal" fo:font-weight="bold" style:font-size-asian="10.5pt" style:font-style-asian="normal" style:font-weight-asian="bold" style:font-size-complex="12pt"/>
    </style:style>
    <style:style style:name="WTC_5f_Body_5f_Tight" style:display-name="WTC_Body_Tight" style:family="paragraph" style:parent-style-name="WTC_5f_Body">
      <style:paragraph-properties fo:margin-top="0cm" fo:margin-bottom="0cm" style:contextual-spacing="false" fo:line-height="100%"/>
    </style:style>
    <style:style style:name="WTC_5f_Body_5f_Center" style:display-name="WTC_Body_Center" style:family="paragraph" style:parent-style-name="WTC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WTC_5f_Body_5f_List" style:display-name="WTC_Body_List" style:family="paragraph" style:auto-update="true" style:list-style-name="Numbering_20_1" style:master-page-name="">
      <style:paragraph-properties fo:margin="100%"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WTC_5f_Body_5f_Center_5f_Italic" style:display-name="WTC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WTC_5f_Table_5f_Body" style:display-name="WTC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WTC_5f_Table_5f_Body_5f_R" style:display-name="WTC_Table_Body_R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WTC_5f_Body_5f_List_5f__2a__2a_" style:display-name="WTC_Body_List_**" style:family="paragraph" style:auto-update="true" style:list-style-name="List_20_2" style:master-page-name="">
      <style:paragraph-properties fo:margin="100%" fo:margin-left="1.6cm" fo:margin-right="0cm" fo:margin-top="0cm" fo:margin-bottom="0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WTC_5f_Table_5f_Body_5f_Bold" style:display-name="WTC_Table_Body_Bold" style:family="paragraph" style:parent-style-name="WTC_5f_Table_5f_Body" style:auto-update="true">
      <style:text-properties fo:font-weight="bold" style:font-weight-asian="bold" style:font-size-complex="12pt"/>
    </style:style>
    <style:style style:name="WTC_5f_Body_5f_List_5f__2a_" style:display-name="WTC_Body_List_*" style:family="paragraph" style:parent-style-name="WTC_5f_Body_5f_List" style:auto-update="true" style:list-style-name="List_20_1" style:master-page-name="">
      <style:paragraph-properties fo:margin="100%" fo:margin-left="0.9cm" fo:margin-right="0cm" fo:margin-top="0cm" fo:margin-bottom="0.101cm" style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font-size="10.5pt" style:font-size-asian="10.5pt" style:font-size-complex="12pt" fo:hyphenate="true" fo:hyphenation-remain-char-count="2" fo:hyphenation-push-char-count="2"/>
    </style:style>
    <style:style style:name="WTC_5f_Body_5f_List_5f_ML" style:display-name="WTC_Body_List_ML" style:family="paragraph" style:parent-style-name="WTC_5f_Body_5f_List" style:auto-update="true" style:master-page-name="">
      <style:paragraph-properties fo:margin="100%"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WTC_5f_Body_5f_List_5f__2a__5f_ML" style:display-name="WTC_Body_List_*_ML" style:family="paragraph" style:parent-style-name="WTC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WTC_5f_Body_5f_List_5f__2a__2a__5f_ML" style:display-name="WTC_Body_List_**_ML" style:family="paragraph" style:parent-style-name="WTC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test" style:family="paragraph" style:list-style-name="Numbering_20_1" style:master-page-name="">
      <style:paragraph-properties fo:margin="100%" fo:margin-left="0.9cm" fo:margin-right="0cm" fo:margin-top="0cm" fo:margin-bottom="0.101cm" style:contextual-spacing="false" fo:text-indent="-0.499cm" style:auto-text-indent="false" style:page-number="auto">
        <style:tab-stops/>
      </style:paragraph-properties>
    </style:style>
    <style:style style:name="WTC_5f_Title_5f_3" style:display-name="WTC_Title_3" style:family="paragraph" style:parent-style-name="Heading_20_3" style:auto-update="true" style:default-outline-level="" style:list-style-name="" style:class="chapter">
      <style:paragraph-properties fo:margin="100%" fo:margin-left="0.4cm" fo:margin-right="0cm" fo:margin-top="0cm" fo:margin-bottom="0cm" style:contextual-spacing="false" fo:text-indent="0cm" style:auto-text-indent="false"/>
      <style:text-properties fo:text-transform="capitalize" style:font-name="Book Antiqua2" fo:font-size="12pt" style:font-name-asian="宋体3" style:font-size-asian="12pt" style:font-size-complex="12pt"/>
    </style:style>
    <style:style style:name="WTC_5f_Body_5f_NoIndent" style:display-name="WTC_Body_NoIndent" style:family="paragraph" style:parent-style-name="WTC_5f_Body" style:auto-update="true">
      <style:paragraph-properties fo:margin="100%"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WTC_5f_Body_5f_List_5f__2a__5f_I" style:display-name="WTC_Body_List_*_I" style:family="paragraph" style:parent-style-name="WTC_5f_Body_5f_List_5f__2a_" style:auto-update="true">
      <style:text-properties fo:font-style="italic" style:font-style-asian="italic" style:font-size-complex="12pt"/>
    </style:style>
    <style:style style:name="WTC_5f_Body_5f_List_5f__2a__2a__5f_ML_5f_NoMark" style:display-name="WTC_Body_List_**_ML_NoMark" style:family="paragraph" style:parent-style-name="WTC_5f_Body_5f_List_5f__2a__2a__5f_ML" style:auto-update="true" style:list-style-name="">
      <style:paragraph-properties fo:margin="100%" fo:margin-left="1.6cm" fo:margin-right="0cm" fo:margin-top="0cm" fo:margin-bottom="0cm" style:contextual-spacing="false" fo:text-indent="0cm" style:auto-text-indent="false"/>
    </style:style>
    <style:style style:name="WTC_5f_Table_5f_Body_5f_Center" style:display-name="WTC_Table_Body_Center" style:family="paragraph" style:parent-style-name="WTC_5f_Table_5f_Body">
      <style:paragraph-properties fo:text-align="center" style:justify-single-word="false"/>
      <style:text-properties style:font-name="DejaVu Sans Mono" style:font-size-complex="12pt"/>
    </style:style>
    <style:style style:name="WTC_5f_Table_5f_Title_5f_Center" style:display-name="WTC_Table_Title_Center" style:family="paragraph" style:parent-style-name="WTC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TC_5f_Table_5f_Body_5f_Bold_5f_Center" style:display-name="WTC_Table_Body_Bold_Center" style:family="paragraph" style:parent-style-name="WTC_5f_Table_5f_Body_5f_Bold">
      <style:paragraph-properties fo:text-align="center" style:justify-single-word="false"/>
      <style:text-properties style:font-size-complex="12pt"/>
    </style:style>
    <style:style style:name="WTC_5f_Code" style:display-name="WTC_Code" style:family="paragraph" style:parent-style-name="WTC_5f_Body" style:auto-update="true">
      <style:paragraph-properties fo:margin-top="0cm" fo:margin-bottom="0cm" style:contextual-spacing="false" fo:padding="0.049cm" fo:border-left="0.06pt solid #ff0000" fo:border-right="none" fo:border-top="none" fo:border-bottom="none" style:shadow="none"/>
      <style:text-properties style:font-name="DejaVu Sans Mono" fo:font-size="10pt" style:font-size-asian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1" style:font-size-asian="10pt" style:font-name-complex="Courier New" style:font-size-complex="10pt"/>
    </style:style>
    <style:style style:name="adam_5f_param" style:display-name="adam_param" style:family="paragraph" style:parent-style-name="Text_20_body">
      <style:paragraph-properties fo:margin-top="0.199cm" fo:margin-bottom="0.199cm" style:contextual-spacing="false" style:shadow="none" style:writing-mode="lr-tb"/>
      <style:text-properties style:use-window-font-color="true" style:font-name="DejaVu Sans" fo:font-size="10.5pt" fo:font-weight="normal" style:font-size-asian="10.5pt" style:font-weight-asian="normal" style:font-size-complex="12pt"/>
    </style:style>
    <style:style style:name="adam_5f_quote" style:display-name="adam_quote" style:family="paragraph">
      <style:paragraph-properties fo:margin="100%" fo:margin-left="0.6cm" fo:margin-right="0cm" fo:margin-top="0.101cm" fo:margin-bottom="0.101cm" style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size="11pt" fo:font-style="normal" fo:font-weight="normal" style:font-size-asian="11pt" style:font-weight-asian="normal" style:font-size-complex="12pt"/>
    </style:style>
    <style:style style:name="adam_5f_list_5f_1" style:display-name="adam_list_1" style:family="paragraph" style:parent-style-name="List" style:default-outline-level="1" style:list-style-name="List_20_1" style:master-page-name="">
      <style:paragraph-properties fo:margin="100%" fo:margin-left="0.406cm" fo:margin-right="0cm" fo:margin-top="0.101cm" fo:margin-bottom="0.101cm" style:contextual-spacing="false" fo:line-height="100%" fo:text-indent="0cm" style:auto-text-indent="false" style:page-number="auto" style:writing-mode="lr-tb"/>
      <style:text-properties style:font-name="DejaVu Sans" fo:font-size="11pt" fo:font-weight="normal" style:font-name-asian="宋体2" style:font-size-asian="11pt" style:font-weight-asian="normal" style:font-size-complex="12pt"/>
    </style:style>
    <style:style style:name="adam_5f_code" style:display-name="adam_code" style:family="paragraph" style:parent-style-name="Text_20_body" style:class="text" style:master-page-name="">
      <style:paragraph-properties fo:margin="100%" fo:margin-left="0.61cm" fo:margin-right="0cm" fo:margin-top="0cm" fo:margin-bottom="0.101cm" style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DejaVu Sans Mono" fo:font-size="10.5pt" fo:font-weight="normal" style:font-name-asian="新宋体" style:font-size-asian="10.5pt" style:font-weight-asian="normal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TC_5f_Body_5f_Bold" style:display-name="WTC_Body_Bold" style:family="text">
      <style:text-properties style:font-name="Book Antiqua3" fo:font-size="11pt" fo:font-style="normal" fo:text-shadow="none" fo:font-weight="bold" style:font-name-asian="宋体1" style:font-size-asian="10pt" style:font-weight-asian="bold" style:font-size-complex="12pt" style:text-overline-style="none" style:text-overline-color="font-color"/>
    </style:style>
    <style:style style:name="WTC_5f_Body_5f_Up" style:display-name="WTC_Body_Up" style:family="text">
      <style:text-properties style:text-position="17% 70%" style:font-name="Book Antiqua1" fo:font-size="11pt" style:font-name-asian="宋体1" style:font-size-asian="10pt" style:font-size-complex="12pt"/>
    </style:style>
    <style:style style:name="WTC_5f_Body_5f_Italic" style:display-name="WTC_Body_Italic" style:family="text">
      <style:text-properties fo:font-size="11pt" fo:font-style="italic" style:font-name-asian="宋体1" style:font-size-asian="10pt" style:font-style-asian="italic" style:font-size-complex="12pt"/>
    </style:style>
    <style:style style:name="WTC_5f_Body_5f_Todo" style:display-name="WTC_Body_Todo" style:family="text">
      <style:text-properties fo:color="#ff0000" style:font-name="Book Antiqua1" fo:font-size="11pt" style:font-name-asian="宋体1" style:font-size-asian="10pt" style:font-size-complex="12pt"/>
    </style:style>
    <style:style style:name="WTC_5f_Body_5f_Comments" style:display-name="WTC_Body_Comments" style:family="text" style:parent-style-name="WTC_5f_Body_5f_Todo">
      <style:text-properties fo:color="#2300dc"/>
    </style:style>
    <style:style style:name="WTC_5f_Body_5f_Delete" style:display-name="WTC_Body_Delete" style:family="text" style:parent-style-name="WTC_5f_Body_5f_Todo">
      <style:text-properties style:use-window-font-color="true" style:text-line-through-style="solid"/>
    </style:style>
    <style:style style:name="adam_5f_param_5f_s_5f_bold" style:display-name="adam_param_s_bold" style:family="text">
      <style:text-properties fo:font-size="11pt" fo:letter-spacing="0.035cm" fo:font-weight="bold" style:font-size-asian="11pt" style:font-weight-asian="bold"/>
    </style:style>
    <style:style style:name="adam_5f_param_5f_s_5f_bold_5f_blue" style:display-name="adam_param_s_bold_blue" style:family="text" style:parent-style-name="adam_5f_param_5f_s_5f_bold">
      <style:text-properties fo:color="#0000ff"/>
    </style:style>
    <style:style style:name="adam_5f_underlined" style:display-name="adam_underlined" style:family="text">
      <style:text-properties style:text-underline-style="solid" style:text-underline-width="auto" style:text-underline-color="#ff0000" style:font-size-asian="10.5pt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adam_5f_param_5f_m_5f_bold" style:display-name="adam_param_m_bold" style:family="text">
      <style:text-properties fo:letter-spacing="0.071cm" fo:font-weight="bold" style:font-name-asian="宋体4" style:font-size-asian="12pt" style:font-weight-asian="bold"/>
    </style:style>
    <style:style style:name="adam_5f_param_5f_m_5f_bold_5f_red" style:display-name="adam_param_m_bold_red" style:family="text" style:parent-style-name="adam_5f_param_5f_m_5f_bold">
      <style:text-properties fo:color="#ff0000"/>
    </style:style>
    <style:style style:name="member0_5f_cpp" style:display-name="member0_cpp" style:family="text">
      <style:text-properties fo:color="#007788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c" style:display-name="keyword0_c" style:family="text">
      <style:text-properties fo:color="#b1b100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WTC_5f_Header_5f_L">
      <style:text-properties style:language-asian="zh" style:country-asian="CN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WTC_5f_Header_5f_R"/>
      </style:header-left>
      <style:footer>
        <text:p text:style-name="WTC_5f_Footer_5f_L"><text:page-number text:select-page="current">7</text:page-number></text:p>
      </style:footer>
      <style:footer-left>
        <text:p text:style-name="WTC_5f_Footer_5f_R"><text:page-number text:select-page="current">4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1T12:24:44.92</dc:date>
    <meta:editing-duration>P5DT8H44M59S</meta:editing-duration>
    <meta:editing-cycles>1189</meta:editing-cycles>
    <meta:generator>LibreOffice/3.6$Windows_x86 LibreOffice_project/e29a214-2bbed72-0621de6-a97528c-8f066d</meta:generator>
    <meta:document-statistic meta:table-count="0" meta:image-count="0" meta:object-count="0" meta:page-count="7" meta:paragraph-count="200" meta:word-count="2938" meta:character-count="6585" meta:non-whitespace-character-count="5807"/>
    <meta:user-defined meta:name="Info 1"/>
    <meta:user-defined meta:name="Info 2"/>
    <meta:user-defined meta:name="Info 3"/>
    <meta:user-defined meta:name="Info 4"/>
  </office:meta>
</office:document-meta>
</file>